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" style:parent-style-name="Заголовок1" style:family="paragraph">
      <style:paragraph-properties fo:break-before="page"/>
    </style:style>
    <style:style style:name="T5" style:parent-style-name="Основнойшрифтабзаца" style:family="text">
      <style:text-properties fo:color="#FF0000"/>
    </style:style>
    <style:style style:name="T6" style:parent-style-name="Основнойшрифтабзаца" style:family="text">
      <style:text-properties fo:font-style="italic" style:font-style-asian="italic" style:font-style-complex="italic" fo:color="#FF0000"/>
    </style:style>
    <style:style style:name="T7" style:parent-style-name="Основнойшрифтабзаца" style:family="text">
      <style:text-properties fo:color="#FF0000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color="#FF0000"/>
    </style:style>
    <style:style style:name="T10" style:parent-style-name="Основнойшрифтабзаца" style:family="text">
      <style:text-properties fo:color="#FF0000"/>
    </style:style>
    <style:style style:name="T1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FF0000" fo:font-size="14pt" style:font-size-asian="14pt" style:font-size-complex="14pt"/>
    </style:style>
    <style:style style:name="T12" style:parent-style-name="Основнойшрифтабзаца" style:family="text">
      <style:text-properties fo:color="#FF0000"/>
    </style:style>
    <style:style style:name="T13" style:parent-style-name="Основнойшрифтабзаца" style:family="text">
      <style:text-properties fo:color="#FF0000" fo:font-size="16pt" style:font-size-asian="16pt" style:font-size-complex="16pt"/>
    </style:style>
    <style:style style:name="T14" style:parent-style-name="Основнойшрифтабзаца" style:family="text">
      <style:text-properties fo:color="#FF0000"/>
    </style:style>
    <style:style style:name="T15" style:parent-style-name="Основнойшрифтабзаца" style:family="text">
      <style:text-properties fo:color="#FF0000"/>
    </style:style>
    <style:style style:name="T16" style:parent-style-name="Основнойшрифтабзаца" style:family="text">
      <style:text-properties fo:color="#FF0000"/>
    </style:style>
    <style:style style:name="T17" style:parent-style-name="Основнойшрифтабзаца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T18" style:parent-style-name="Основнойшрифтабзаца" style:family="text">
      <style:text-properties fo:font-style="italic" style:font-style-asian="italic" style:font-style-complex="italic" fo:color="#FF0000"/>
    </style:style>
    <style:style style:name="T19" style:parent-style-name="Основнойшрифтабзаца" style:family="text">
      <style:text-properties fo:color="#FF0000"/>
    </style:style>
    <style:style style:name="T20" style:parent-style-name="Основнойшрифтабзаца" style:family="text">
      <style:text-properties fo:font-weight="bold" style:font-weight-asian="bold" style:font-weight-complex="bold" fo:color="#FF0000"/>
    </style:style>
    <style:style style:name="T21" style:parent-style-name="Основнойшрифтабзаца" style:family="text">
      <style:text-properties fo:color="#FF0000"/>
    </style:style>
    <style:style style:name="T22" style:parent-style-name="Основнойшрифтабзаца" style:family="text">
      <style:text-properties fo:color="#FF0000"/>
    </style:style>
    <style:style style:name="T23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4" style:parent-style-name="Основнойшрифтабзаца" style:family="text">
      <style:text-properties fo:color="#FF0000"/>
    </style:style>
    <style:style style:name="T25" style:parent-style-name="Основнойшрифтабзаца" style:family="text">
      <style:text-properties fo:color="#FF0000"/>
    </style:style>
    <style:style style:name="T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FF0000" fo:font-size="14pt" style:font-size-asian="14pt" style:font-size-complex="14pt"/>
    </style:style>
    <style:style style:name="T27" style:parent-style-name="Основнойшрифтабзаца" style:family="text">
      <style:text-properties fo:color="#FF0000"/>
    </style:style>
    <style:style style:name="T28" style:parent-style-name="Основнойшрифтабзаца" style:family="text">
      <style:text-properties fo:color="#FF0000"/>
    </style:style>
    <style:style style:name="P29" style:parent-style-name="Заголовок1" style:family="paragraph">
      <style:paragraph-properties fo:break-before="page"/>
    </style:style>
    <style:style style:name="P30" style:parent-style-name="Обычный" style:family="paragraph">
      <style:text-properties fo:font-size="16pt" style:font-size-asian="16pt" style:font-size-complex="16pt"/>
    </style:style>
    <style:style style:name="P31" style:parent-style-name="Обычный" style:family="paragraph">
      <style:text-properties fo:font-size="16pt" style:font-size-asian="16pt" style:font-size-complex="16pt"/>
    </style:style>
    <style:style style:name="P32" style:parent-style-name="Обычный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26. Интернет-магазин</text:p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62100758" office:target-frame-name="_top" xlink:show="replace"><text:span text:style-name="Гиперссылка">Описание предметной области</text:span><text:tab/>2</text:a></text:p>
          <text:p text:style-name="P3"><text:a xlink:href="#_Toc162100759" office:target-frame-name="_top" xlink:show="replace"><text:span text:style-name="Гиперссылка">Проблемы и вопросы</text:span><text:tab/>3</text:a></text:p>
        </text:index-body>
      </text:table-of-content>
      <text:p text:style-name="Обычный"/>
      <text:p text:style-name="Обычный"/>
      <text:p text:style-name="Обычный"/>
      <text:p text:style-name="Обычный"/>
      <text:h text:style-name="P4" text:outline-level="1"><text:bookmark-start text:name="_Toc162100758"/><text:soft-page-break/>Описание предметной области<text:bookmark-end text:name="_Toc162100758"/></text:h>
      <text:p text:style-name="Обычный"><text:s/>Вы являетесь сотрудником<text:s/><text:span text:style-name="T5">коммерческого отдела компании</text:span>, продающей различные товары через Интернет.<text:s/><text:span text:style-name="T6">Вашей задачей является отслеживание финансовой составляющей ее работы</text:span><text:span text:style-name="T7">.</text:span><text:s/>Работа компании организована следующим образом: на Интернетсайте представлены (выставлены на продажу) некоторые товары. Каждый из них<text:s/><text:span text:style-name="T8">имеет некоторое название, цену и единицу измерения</text:span><text:s/>(штуки, килограммы, литры). Для проведения исследований и оптимизации работы магазина вы пытаетесь собирать данные с клиентов. При этом для вас определяющее значение имеют<text:s/><text:span text:style-name="T9">стандартные анкетные данные, а также телефон и адрес электронной почты<text:s/></text:span>для связи. В случае<text:s/><text:span text:style-name="T10">приобретения товаров<text:s/></text:span><text:span text:style-name="T11">на сумму свыше 5000 р</text:span><text:span text:style-name="T12">. клиент переходит в категорию постоянных</text:span><text:s/>и получает скидку на каждую покупку<text:s/><text:span text:style-name="T13">в размере 2%.</text:span><text:span text:style-name="T14"><text:s/></text:span>По каждому факту продажи вы автоматически фиксируете клиента, товары, количество, дату продажи, дату доставки.</text:p>
      <text:p text:style-name="Обычный"><text:span text:style-name="T15">коммерческого отдела компании</text:span><text:span text:style-name="T16"><text:s/>–<text:s/></text:span><text:span text:style-name="T17">Имеется вышестоящий офис!</text:span></text:p>
      <text:p text:style-name="Обычный"><text:span text:style-name="T18">отслеживание финансовой составляющей ее работы</text:span><text:span text:style-name="T19"><text:s/>–<text:s/></text:span><text:span text:style-name="T20">Бухгалтерская деятельность</text:span></text:p>
      <text:p text:style-name="Обычный"><text:span text:style-name="T21">стандартные анкетные данные</text:span><text:span text:style-name="T22"><text:s/>–<text:s/></text:span><text:span text:style-name="T23">Подразумевается наличие интернет формы!</text:span><text:span text:style-name="T24"><text:s/></text:span></text:p>
      <text:p text:style-name="Обычный"><text:span text:style-name="T25">приобретения товаров<text:s/></text:span><text:span text:style-name="T26">на сумму свыше 5000 р</text:span><text:span text:style-name="T27">. клиент переходит в категорию постоянных</text:span><text:span text:style-name="T28"><text:s/>– Необходимо создать базу данных заказов</text:span></text:p>
      <text:h text:style-name="P29" text:outline-level="1"><text:bookmark-start text:name="_Toc162100759"/><text:soft-page-break/>Проблемы и вопросы<text:bookmark-end text:name="_Toc162100759"/></text:h>
      <text:p text:style-name="P30">1.Какими нормативно-правовыми документами регулируются скидки</text:p>
      <text:p text:style-name="P31">2.Как проводятся скидки по бухгалтерскому и налоговому учету</text:p>
      <text:p text:style-name="P32">3.Какие пользовательские данные относятся к стандартным</text:p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margin-top="0.1666in" fo:margin-bottom="0in" fo:line-height="107%"/>
      <style:text-properties style:letter-kerning="false" fo:font-size="16pt" style:font-size-asian="16pt" style:font-size-complex="16pt"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Дмитрий Павлов</meta:initial-creator>
    <dc:creator>Дмитрий Павлов</dc:creator>
    <meta:creation-date>2024-03-23T12:27:00Z</meta:creation-date>
    <dc:date>2024-03-23T12:47:00Z</dc:date>
    <meta:template xlink:href="Normal.dotm" xlink:type="simple"/>
    <meta:editing-cycles>3</meta:editing-cycles>
    <meta:editing-duration>PT1200S</meta:editing-duration>
    <meta:document-statistic meta:page-count="3" meta:paragraph-count="3" meta:word-count="248" meta:character-count="1663" meta:row-count="11" meta:non-whitespace-character-count="1418"/>
  </office:meta>
</office:document-meta>
</file>